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50%" fo:text-align="justify" style:justify-single-word="false"/>
      <style:text-properties fo:font-size="13pt" officeooo:paragraph-rsid="000b8ef5" style:font-size-asian="13pt" style:font-size-complex="13pt"/>
    </style:style>
    <style:style style:name="P2" style:family="paragraph" style:parent-style-name="Standard">
      <style:paragraph-properties fo:margin-top="0in" fo:margin-bottom="0in" style:contextual-spacing="false" fo:line-height="150%" fo:text-align="justify" style:justify-single-word="false">
        <style:tab-stops>
          <style:tab-stop style:position="2.052in"/>
        </style:tab-stops>
      </style:paragraph-properties>
      <style:text-properties fo:font-size="13pt" officeooo:paragraph-rsid="000b8ef5" style:font-size-asian="13pt" style:font-size-complex="13pt"/>
    </style:style>
    <style:style style:name="P3" style:family="paragraph" style:parent-style-name="Standard" style:list-style-name="L1" style:master-page-name="">
      <style:paragraph-properties fo:margin-top="0in" fo:margin-bottom="0in" style:contextual-spacing="false" fo:line-height="150%" fo:text-align="justify" style:justify-single-word="false" style:page-number="auto">
        <style:tab-stops>
          <style:tab-stop style:position="2.052in"/>
          <style:tab-stop style:position="4.611in"/>
          <style:tab-stop style:position="5.1319in"/>
          <style:tab-stop style:position="5.7291in"/>
        </style:tab-stops>
      </style:paragraph-properties>
      <style:text-properties fo:font-size="13pt" officeooo:paragraph-rsid="000e05db" style:font-size-asian="13pt" style:font-size-complex="13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3pt" officeooo:paragraph-rsid="000b8ef5" style:font-size-asian="13pt" style:font-size-complex="13pt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3pt" officeooo:paragraph-rsid="000d51c7" style:font-size-asian="13pt" style:font-size-complex="13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3pt" officeooo:paragraph-rsid="000d51c7" style:font-size-asian="13pt" style:font-size-complex="13pt"/>
    </style:style>
    <style:style style:name="P7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3pt" officeooo:rsid="000d51c7" officeooo:paragraph-rsid="000d51c7" style:font-size-asian="13pt" style:font-size-complex="13pt"/>
    </style:style>
    <style:style style:name="P8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3pt" officeooo:rsid="000e05db" officeooo:paragraph-rsid="000e05db" style:font-size-asian="13pt" style:font-size-complex="13pt"/>
    </style:style>
    <style:style style:name="T1" style:family="text">
      <style:text-properties officeooo:rsid="000b8ef5"/>
    </style:style>
    <style:style style:name="T2" style:family="text">
      <style:text-properties officeooo:rsid="000e05db"/>
    </style:style>
    <style:style style:name="T3" style:family="text">
      <style:text-properties officeooo:rsid="000d51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রাবর </text:p>
      <text:p text:style-name="P1">সচিব </text:p>
      <text:p text:style-name="P1">জেলা পরিষদ <text:s/>নীলফামারী</text:p>
      <text:p text:style-name="P1">বিষয়<text:span text:style-name="T1">ঃ </text:span>মন্দির সংস্কার আর্থিক সাহায্যের জন্য আবেদন<text:span text:style-name="T1">।</text:span></text:p>
      <text:p text:style-name="P1">জনাব, </text:p>
      <text:p text:style-name="P2">সবিনয় বিনীত নিবেদন এই যে, নীলফামারী সদর উপজেলার ৯ নং ইটাখ<text:span text:style-name="T1">ো</text:span>লা ইউনিয়নের কানিয়াল খাতা মৌজা<text:span text:style-name="T1">য়</text:span> ৬ নং ওয়ার্ডে কানিয়াল খাতা মাস্টার পাড়া সার্বজনীন হরি মন্দিরটি অবস্থিত। <text:span text:style-name="T1">এটি </text:span>স্থাপিত হয়েছিল ১৯৭৭ ইং সালে। দীর্ঘদিন যাবত মন্দিরটি অবহেলিত অবস্থায় রয়েছে। কোনরকম ধর্মীয় চর্চা করা হয়। অর্থনৈতিক অনটনের কারণে মন্দিরটির উন্নয়নের জন্য কোন প্রকার ব্যবস্থা ন<text:span text:style-name="T1">া</text:span>ই।<text:span text:style-name="T1">বিধায়</text:span> প্রার্থনা <text:span text:style-name="T1">উক্ত</text:span> মন্দিরটির জন্য আপনার উন্নয়ন তহবিল হইতে কিছু আর্থিক সাহায্য প্রদান করিলে মন্দিরটি উন্নয়ন করা সম্ভব হইত<text:span text:style-name="T1">।</text:span></text:p>
      <text:list text:style-name="L1">
        <text:list-header>
          <text:p text:style-name="P3"><text:span text:style-name="T2">­</text:span></text:p>
        </text:list-header>
      </text:list>
      <text:p text:style-name="P4">অতএব, মহ<text:span text:style-name="T1">া</text:span><text:span text:style-name="T2">দ্ব</text:span>য়ের নিকট আকুল প্রার্থনা এই যে, মন্দির উন্নয়ন কল্পে আর্থিক সাহায্য দানে আপনার আজ্ঞা হয়<text:span text:style-name="T1">।</text:span></text:p>
      <text:p text:style-name="P4"/>
      <text:p text:style-name="P5"><text:span text:style-name="T1">তাংঃ <text:tab/><text:tab/><text:tab/><text:tab/><text:tab/><text:tab/><text:tab/><text:tab/><text:tab/><text:tab/><text:tab/><text:tab/></text:span> <text:tab/><text:tab/><text:tab/><text:tab/><text:tab/><text:tab/><text:tab/><text:tab/><text:tab/><text:tab/> <text:s text:c="3"/>নিবেদ<text:span text:style-name="T3">ক <text:s text:c="7"/></text:span><text:s/></text:p>
      <text:p text:style-name="P6"><text:s text:c="6"/>মন্দির কমিটির পক্ষে</text:p>
      <text:p text:style-name="P6"/>
      <text:p text:style-name="P7">সভাপতি <text:s text:c="7"/></text:p>
      <text:p text:style-name="P6"><text:span text:style-name="T3">শ্রী যতীন্দ্রনাথ রায়</text:span> </text:p>
      <text:p text:style-name="P8">মোবাইলঃ ০১৭১০২৩৮১৩৪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2in" fo:margin-right="1.140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3T16:34:53.244888000</meta:creation-date>
    <meta:print-date>2025-07-23T20:23:09.375160000</meta:print-date>
    <dc:date>2025-07-23T20:24:17.269486400</dc:date>
    <meta:editing-duration>PT4M19S</meta:editing-duration>
    <meta:editing-cycles>1</meta:editing-cycles>
    <meta:document-statistic meta:table-count="0" meta:image-count="0" meta:object-count="0" meta:page-count="1" meta:paragraph-count="13" meta:word-count="113" meta:character-count="525" meta:non-whitespace-character-count="371"/>
    <meta:generator>LibreOffice/25.2.4.3$Windows_X86_64 LibreOffice_project/33e196637044ead23f5c3226cde09b47731f7e27</meta:generator>
  </office:meta>
</office:document-meta>
</file>